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fb6c" officeooo:paragraph-rsid="001ffb6c"/>
    </style:style>
    <style:style style:name="P2" style:family="paragraph" style:parent-style-name="Standard">
      <style:text-properties fo:font-weight="bold" officeooo:rsid="001ffb6c" officeooo:paragraph-rsid="001ffb6c" style:font-weight-asian="bold" style:font-weight-complex="bold"/>
    </style:style>
    <style:style style:name="P3" style:family="paragraph" style:parent-style-name="Standard">
      <style:text-properties fo:font-weight="bold" officeooo:rsid="002080ed" officeooo:paragraph-rsid="002080ed" style:font-weight-asian="bold" style:font-weight-complex="bold"/>
    </style:style>
    <style:style style:name="P4" style:family="paragraph" style:parent-style-name="Standard">
      <style:text-properties fo:font-weight="bold" officeooo:rsid="0020a5a2" officeooo:paragraph-rsid="0020a5a2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style:line-height-at-least="0.423cm" fo:text-align="justify" style:justify-single-word="false" fo:text-indent="0cm" style:auto-text-indent="false" style:writing-mode="lr-tb">
        <style:tab-stops>
          <style:tab-stop style:position="1.588cm"/>
        </style:tab-stops>
      </style:paragraph-properties>
      <style:text-properties style:font-name="Liberation Serif" fo:font-size="12pt" style:text-underline-style="none" fo:font-weight="normal" officeooo:rsid="0021e183" officeooo:paragraph-rsid="0023950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style:line-height-at-least="0.423cm" fo:text-align="justify" style:justify-single-word="false" fo:text-indent="0cm" style:auto-text-indent="false" style:writing-mode="lr-tb">
        <style:tab-stops>
          <style:tab-stop style:position="1.588cm"/>
        </style:tab-stops>
      </style:paragraph-properties>
      <style:text-properties style:font-name="Liberation Serif" fo:font-size="12pt" style:text-underline-style="none" fo:font-weight="normal" officeooo:rsid="00239502" officeooo:paragraph-rsid="00239502" style:font-size-asian="12pt" style:font-weight-asian="normal" style:font-size-complex="12pt" style:font-weight-complex="normal"/>
    </style:style>
    <style:style style:name="P7" style:family="paragraph" style:parent-style-name="outline1">
      <style:paragraph-properties fo:margin-left="0cm" fo:margin-right="0cm" fo:margin-top="0cm" fo:margin-bottom="0cm" loext:contextual-spacing="false" style:line-height-at-least="0.423cm" fo:text-align="justify" style:justify-single-word="false" fo:text-indent="0cm" style:auto-text-indent="false" style:writing-mode="lr-tb">
        <style:tab-stops>
          <style:tab-stop style:position="1.588cm"/>
        </style:tab-stops>
      </style:paragraph-properties>
      <style:text-properties officeooo:paragraph-rsid="0021e183"/>
    </style:style>
    <style:style style:name="P8" style:family="paragraph" style:parent-style-name="outline1">
      <style:paragraph-properties fo:margin-left="0cm" fo:margin-right="0cm" fo:margin-top="0cm" fo:margin-bottom="0cm" loext:contextual-spacing="false" style:line-height-at-least="0.423cm" fo:text-align="justify" style:justify-single-word="false" fo:text-indent="0cm" style:auto-text-indent="false" style:writing-mode="lr-tb">
        <style:tab-stops>
          <style:tab-stop style:position="1.588cm"/>
        </style:tab-stops>
      </style:paragraph-properties>
      <style:text-properties style:font-name="Liberation Serif" fo:font-size="12pt" officeooo:paragraph-rsid="0020a5a2" style:font-size-asian="12pt" style:font-size-complex="12pt"/>
    </style:style>
    <style:style style:name="P9" style:family="paragraph" style:parent-style-name="outline1">
      <style:paragraph-properties fo:margin-left="0cm" fo:margin-right="0cm" fo:margin-top="0cm" fo:margin-bottom="0cm" loext:contextual-spacing="false" style:line-height-at-least="0.423cm" fo:text-align="justify" style:justify-single-word="false" fo:text-indent="0cm" style:auto-text-indent="false" style:writing-mode="lr-tb">
        <style:tab-stops>
          <style:tab-stop style:position="1.588cm"/>
        </style:tab-stops>
      </style:paragraph-properties>
      <style:text-properties style:font-name="Liberation Serif" fo:font-size="12pt" style:text-underline-style="none" fo:font-weight="normal" officeooo:paragraph-rsid="0020a5a2" style:font-size-asian="12pt" style:font-weight-asian="normal" style:font-size-complex="12pt" style:font-weight-complex="normal"/>
    </style:style>
    <style:style style:name="P10" style:family="paragraph" style:parent-style-name="outline1">
      <style:paragraph-properties fo:margin-left="0cm" fo:margin-right="0cm" fo:margin-top="0cm" fo:margin-bottom="0cm" loext:contextual-spacing="false" style:line-height-at-least="0.423cm" fo:text-align="justify" style:justify-single-word="false" fo:text-indent="0cm" style:auto-text-indent="false" style:writing-mode="lr-tb">
        <style:tab-stops>
          <style:tab-stop style:position="1.588cm"/>
        </style:tab-stops>
      </style:paragraph-properties>
      <style:text-properties style:font-name="Liberation Serif" fo:font-size="12pt" style:text-underline-style="none" fo:font-weight="normal" officeooo:rsid="0021cd79" officeooo:paragraph-rsid="0021cd79" style:font-size-asian="12pt" style:font-weight-asian="normal" style:font-size-complex="12pt" style:font-weight-complex="normal"/>
    </style:style>
    <style:style style:name="P11" style:family="paragraph" style:parent-style-name="outline1">
      <style:paragraph-properties fo:margin-left="0cm" fo:margin-right="0cm" fo:margin-top="0cm" fo:margin-bottom="0cm" loext:contextual-spacing="false" style:line-height-at-least="0.423cm" fo:text-align="justify" style:justify-single-word="false" fo:text-indent="0cm" style:auto-text-indent="false" style:writing-mode="lr-tb">
        <style:tab-stops>
          <style:tab-stop style:position="1.588cm"/>
        </style:tab-stops>
      </style:paragraph-properties>
      <style:text-properties style:font-name="Liberation Serif" fo:font-size="12pt" style:text-underline-style="none" fo:font-weight="normal" officeooo:rsid="0021e183" officeooo:paragraph-rsid="0021e183" style:font-size-asian="12pt" style:font-weight-asian="normal" style:font-size-complex="12pt" style:font-weight-complex="normal"/>
    </style:style>
    <style:style style:name="P12" style:family="paragraph" style:parent-style-name="outline1">
      <style:paragraph-properties fo:margin-left="1.6cm" fo:margin-right="0cm" fo:margin-top="0cm" fo:margin-bottom="0cm" loext:contextual-spacing="false" style:line-height-at-least="0.423cm" fo:text-align="justify" style:justify-single-word="false" fo:text-indent="0cm" style:auto-text-indent="false" style:writing-mode="lr-tb">
        <style:tab-stops>
          <style:tab-stop style:position="1.588cm"/>
        </style:tab-stops>
      </style:paragraph-properties>
      <style:text-properties style:font-name="Liberation Serif" fo:font-size="12pt" style:text-underline-style="none" fo:font-weight="normal" officeooo:paragraph-rsid="0020a5a2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officeooo:rsid="00239502" officeooo:paragraph-rsid="00239502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39502" officeooo:paragraph-rsid="00239502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Symbol" style:font-weight-asian="normal" style:font-name-complex="Symbol" style:font-weight-complex="normal"/>
    </style:style>
    <style:style style:name="T3" style:family="text">
      <style:text-properties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4" style:family="text">
      <style:text-properties style:font-name="Symbol" fo:font-size="12pt" fo:font-weight="normal" officeooo:rsid="002080ed" style:font-name-asian="Symbol" style:font-size-asian="12pt" style:font-weight-asian="normal" style:font-name-complex="Symbol" style:font-size-complex="12pt" style:font-weight-complex="normal"/>
    </style:style>
    <style:style style:name="T5" style:family="text">
      <style:text-properties style:font-name="Symbol" officeooo:rsid="002080ed" style:font-name-asian="Symbol" style:font-name-complex="Symbol"/>
    </style:style>
    <style:style style:name="T6" style:family="text">
      <style:text-properties style:font-name="Symbol" fo:font-weight="normal" style:font-name-asian="Symbol" style:font-weight-asian="normal" style:font-name-complex="Symbol" style:font-weight-complex="normal"/>
    </style:style>
    <style:style style:name="T7" style:family="text">
      <style:text-properties style:font-name="Symbol" fo:font-weight="normal" officeooo:rsid="002080ed" style:font-name-asian="Symbol" style:font-weight-asian="normal" style:font-name-complex="Symbol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10" style:family="text">
      <style:text-properties style:font-name="Liberation Serif" fo:font-size="12pt" fo:font-weight="normal" officeooo:rsid="0020a5a2" style:font-name-asian="Symbol" style:font-size-asian="12pt" style:font-weight-asian="normal" style:font-name-complex="Symbol" style:font-size-complex="12pt" style:font-weight-complex="normal"/>
    </style:style>
    <style:style style:name="T11" style:family="text">
      <style:text-properties style:font-name="Liberation Serif" fo:font-size="12pt" style:font-name-asian="Symbol" style:font-size-asian="12pt" style:font-name-complex="Symbol" style:font-size-complex="12pt"/>
    </style:style>
    <style:style style:name="T12" style:family="text">
      <style:text-properties style:font-name="Liberation Serif" fo:font-size="12pt" style:text-underline-style="solid" style:text-underline-width="auto" style:text-underline-color="font-color" fo:font-weight="normal" style:font-name-asian="Symbol" style:font-size-asian="12pt" style:font-weight-asian="normal" style:font-name-complex="Symbol" style:font-size-complex="12pt" style:font-weight-complex="normal"/>
    </style:style>
    <style:style style:name="T13" style:family="text">
      <style:text-properties style:font-name="Liberation Serif" fo:font-size="12pt" style:text-underline-style="solid" style:text-underline-width="auto" style:text-underline-color="font-color" fo:font-weight="normal" officeooo:rsid="0021e183" style:font-name-asian="Symbol" style:font-size-asian="12pt" style:font-weight-asian="normal" style:font-name-complex="Symbol" style:font-size-complex="12pt" style:font-weight-complex="normal"/>
    </style:style>
    <style:style style:name="T14" style:family="text">
      <style:text-properties style:font-name="Liberation Serif" fo:font-size="12pt" style:text-underline-style="none" fo:font-weight="normal" style:font-name-asian="Symbol" style:font-size-asian="12pt" style:font-weight-asian="normal" style:font-name-complex="Symbol" style:font-size-complex="12pt" style:font-weight-complex="normal"/>
    </style:style>
    <style:style style:name="T15" style:family="text">
      <style:text-properties style:font-name="Liberation Serif" fo:font-size="12pt" style:text-underline-style="none" fo:font-weight="normal" officeooo:rsid="0021e183" style:font-name-asian="Symbol" style:font-size-asian="12pt" style:font-weight-asian="normal" style:font-name-complex="Symbol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239502" style:font-name-asian="Symbol" style:font-size-asian="12pt" style:font-weight-asian="normal" style:font-name-complex="Symbol" style:font-size-complex="12pt" style:font-weight-complex="normal"/>
    </style:style>
    <style:style style:name="T17" style:family="text">
      <style:text-properties style:text-underline-style="solid" style:text-underline-width="auto" style:text-underline-color="font-color" style:font-name-asian="Symbol" style:font-name-complex="Symbol"/>
    </style:style>
    <style:style style:name="T18" style:family="text">
      <style:text-properties fo:language="en" fo:country="US" style:text-underline-style="none" fo:font-weight="normal" style:language-asian="en" style:country-asian="US" style:font-weight-asian="normal" style:font-name-complex="Times New Roman" style:language-complex="ar" style:country-complex="SA" style:font-weight-complex="normal"/>
    </style:style>
    <style:style style:name="T19" style:family="text">
      <style:text-properties fo:language="en" fo:country="US" style:text-underline-style="solid" style:text-underline-width="auto" style:text-underline-color="font-color" fo:font-weight="normal" style:language-asian="en" style:country-asian="US" style:font-weight-asian="normal" style:font-name-complex="Times New Roman" style:language-complex="ar" style:country-complex="SA" style:font-weight-complex="normal"/>
    </style:style>
    <style:style style:name="T20" style:family="text">
      <style:text-properties fo:language="en" fo:country="US" fo:font-weight="normal" style:language-asian="en" style:country-asian="US" style:font-weight-asian="normal" style:font-name-complex="Times New Roman" style:language-complex="ar" style:country-complex="SA" style:font-weight-complex="normal"/>
    </style:style>
    <style:style style:name="T21" style:family="text">
      <style:text-properties style:font-name-asian="Symbol" style:font-name-complex="Symbol"/>
    </style:style>
    <style:style style:name="T22" style:family="text">
      <style:text-properties officeooo:rsid="00239502" style:font-name-asian="Symbol" style:font-name-complex="Symbo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/>
      <text:p text:style-name="P2">Insertion Anamoly:</text:p>
      <text:p text:style-name="P2"><text:tab/><text:span text:style-name="T1">If we insert “Senior Doctor” as a ProvSpeacialty then we also need to know the values of ProvNo and VisitNo causing an Insertion Anamoly.</text:span></text:p>
      <text:p text:style-name="P2"><text:span text:style-name="T1"/></text:p>
      <text:p text:style-name="P2">Updation Anamoly:</text:p>
      <text:p text:style-name="P2"><text:tab/><text:span text:style-name="T1">If we want to update any of the PatCity attribute say DENVER, then we also need to update all records containing PatCity as DENVER casuing an Updation Anamoly.</text:span></text:p>
      <text:p text:style-name="P2"><text:span text:style-name="T1"/></text:p>
      <text:p text:style-name="P2">Deletion Anamoly:</text:p>
      <text:p text:style-name="P2"><text:tab/><text:span text:style-name="T1">If we want to delete VistNo V10021 and ProvNo D1, then it adverently deletes the ProvSpecialty INTERNIST causing a Deletion Anamoly.</text:span></text:p>
      <text:p text:style-name="P2"><text:span text:style-name="T1"/></text:p>
      <text:p text:style-name="P2"><text:span text:style-name="T1">2.</text:span></text:p>
      <text:p text:style-name="P2"><text:span text:style-name="T1"/></text:p>
      <text:p text:style-name="P3">Step-1: <text:span text:style-name="T1">Group FD’s.</text:span></text:p>
      <text:p text:style-name="P3"><text:span text:style-name="T1"/></text:p>
      <text:p text:style-name="P3"><text:span text:style-name="T1">PatNo </text:span><text:span text:style-name="T3"></text:span><text:span text:style-name="T8"> PatAge,PatCity,PatZip</text:span></text:p>
      <text:p text:style-name="P3"><text:span text:style-name="T8">VisitNo </text:span><text:span text:style-name="T3"> </text:span><text:span text:style-name="T9">VisitDate,PatNo</text:span></text:p>
      <text:p text:style-name="P3"><text:span text:style-name="T9">ProvNo </text:span><text:span text:style-name="T3"> </text:span><text:span text:style-name="T9">ProvSpecialty,</text:span><text:span text:style-name="T10">ProvEmail</text:span></text:p>
      <text:p text:style-name="P4"><text:span text:style-name="T9">VisitNo,ProvNo </text:span><text:span text:style-name="T4"></text:span><text:span text:style-name="T9"> Diagnosis</text:span></text:p>
      <text:p text:style-name="P4"><text:span text:style-name="T9">ProvEmail </text:span><text:span text:style-name="T4"></text:span><text:span text:style-name="T9"> ProvNo</text:span></text:p>
      <text:p text:style-name="P4"><text:span text:style-name="T9"/></text:p>
      <text:p text:style-name="P4"><text:span text:style-name="T11">Step-2: </text:span><text:span text:style-name="T9">For each FD Group make a table with Primary Keys as Determinants along with Foreign Keys.</text:span></text:p>
      <text:p text:style-name="P4"><text:span text:style-name="T9"/></text:p>
      <text:p text:style-name="P4"><text:span text:style-name="T9">Patient(</text:span><text:span text:style-name="T12">PatNo,</text:span><text:span text:style-name="T14">PatAge,PatCity,PatZip,VisitNo,FOREIGN KEY(VisitNo) REFERENCES Visitor</text:span><text:span text:style-name="T9">)</text:span></text:p>
      <text:p text:style-name="P4"><text:span text:style-name="T9"/></text:p>
      <text:p text:style-name="P4"><text:span text:style-name="T9">Visitor(</text:span><text:span text:style-name="T12">VisitNo,</text:span><text:span text:style-name="T14">VisitDate, PatNo, FOREIGN KEY(PatNo) REFERENCES Patient</text:span><text:span text:style-name="T9">)</text:span></text:p>
      <text:p text:style-name="P4"><text:span text:style-name="T9"/></text:p>
      <text:p text:style-name="P4"><text:span text:style-name="T9">Provision(</text:span><text:span text:style-name="T12">ProvNo</text:span><text:span text:style-name="T14">, ProvSpecialty,ProvEmail, FOREIGN KEY(ProvEmail) REFERENCES ProvisionEmail</text:span><text:span text:style-name="T9">)</text:span></text:p>
      <text:p text:style-name="P4"><text:span text:style-name="T9"/></text:p>
      <text:p text:style-name="P4"><text:span text:style-name="T9">Treatment(</text:span><text:span text:style-name="T12">VisitNo</text:span><text:span text:style-name="T14">,</text:span><text:span text:style-name="T12">ProvNo</text:span><text:span text:style-name="T14">,Diagnosis, FOREIGN KEY(VisitNo) REFERENCES Visitor, FOREIGN KEY(PatNo) REFERENCES Patient</text:span><text:span text:style-name="T9">)</text:span></text:p>
      <text:p text:style-name="P4"><text:span text:style-name="T9"/></text:p>
      <text:p text:style-name="P4"><text:span text:style-name="T9">ProvisionEmail(</text:span><text:span text:style-name="T12">ProvEmail</text:span><text:span text:style-name="T14">,ProvNo, FOREIGN KEY(PatNo) REFERENCES Patient</text:span><text:span text:style-name="T9">)</text:span></text:p>
      <text:p text:style-name="P4"><text:span text:style-name="T9"/></text:p>
      <text:p text:style-name="P4"><text:span text:style-name="T11">Step-3: </text:span><text:span text:style-name="T9">Merge tables with same columns and add Unique constraints wherever necessary.</text:span></text:p>
      <text:p text:style-name="P4"><text:span text:style-name="T9"/></text:p>
      <text:p text:style-name="P4"><text:span text:style-name="T9">Provision and ProvisionEmail tables are merged.</text:span></text:p>
      <text:p text:style-name="P4"><text:span text:style-name="T9">Patient and Visitor tables are also merged.</text:span></text:p>
      <text:p text:style-name="P4"><text:span text:style-name="T9"/></text:p>
      <text:p text:style-name="P4"><text:span text:style-name="T9">New tables look as follows.</text:span></text:p>
      <text:p text:style-name="P4"><text:span text:style-name="T9"/></text:p>
      <text:p text:style-name="P8"><text:span text:style-name="T18">Patient (</text:span><text:span text:style-name="T19">PatNo</text:span><text:span text:style-name="T18">,PatAge,PatZip,</text:span><text:span text:style-name="T19">VisitNo</text:span><text:span text:style-name="T18">,VisitDate)</text:span></text:p>
      <text:p text:style-name="P9"/>
      <text:p text:style-name="P8"><text:span text:style-name="T18">Provision(</text:span><text:span text:style-name="T19">ProvNo</text:span><text:span text:style-name="T18">,ProvSpecialty,ProvEmail, UNIQUE(ProvEmail))</text:span></text:p>
      <text:p text:style-name="P12"/>
      <text:p text:style-name="P8"><text:span text:style-name="T18">Treatment(</text:span><text:span text:style-name="T19">ProvNo</text:span><text:span text:style-name="T18">,</text:span><text:span text:style-name="T19">VisitNo</text:span><text:span text:style-name="T18">,Diagnosis, </text:span><text:span text:style-name="T20">FOREIGN KEY(ProvNo) REFERENCES Provision,</text:span></text:p>
      <text:p text:style-name="P8"><text:span text:style-name="T18">FOREIGN KEY(VisitNo) REFERENCES Patient)</text:span></text:p>
      <text:p text:style-name="P10"><text:soft-page-break/><text:span text:style-name="T21">3.</text:span></text:p>
      <text:p text:style-name="P10"><text:span text:style-name="T21"/></text:p>
      <text:p text:style-name="P11"><text:span text:style-name="T21">In the Student table there is a possibility that differenet students live in the same State i.e, StdState </text:span><text:span text:style-name="T5"> </text:span><text:span text:style-name="T21">StdName which violates the BCNF rule.</text:span></text:p>
      <text:p text:style-name="P11"><text:span text:style-name="T21"/></text:p>
      <text:p text:style-name="P11"><text:span text:style-name="T21">Hence, The table must split as follows.</text:span></text:p>
      <text:p text:style-name="P11"><text:span text:style-name="T21"/></text:p>
      <text:p text:style-name="P7"><text:span text:style-name="T15">Student(</text:span><text:span text:style-name="T13">StdNo</text:span><text:span text:style-name="T15">,StdName,StdEmail,StdAddress, FOREIGN KEY(StdAddress) REFERENCES StudentAddressInfo,</text:span><text:span text:style-name="T16">UNIQUE(StdEmail)</text:span><text:span text:style-name="T15">)</text:span></text:p>
      <text:p text:style-name="P11"><text:span text:style-name="T21"/></text:p>
      <text:p text:style-name="P11"><text:span text:style-name="T21">StudentAddressInfo(StudentAddress,StdCity,StdState,StdZip,StdNo, FOREIGN KEY(StdNo) REFERENCES Student)</text:span></text:p>
      <text:p text:style-name="P11"><text:span text:style-name="T21"/></text:p>
      <text:p text:style-name="P5"><text:span text:style-name="T22">As there are UNIQUE Constraints in the tables Lender and Institution, their schema changes as follows.</text:span></text:p>
      <text:p text:style-name="P5"><text:span text:style-name="T22"/></text:p>
      <text:p text:style-name="P5"><text:span text:style-name="T21">Lender(</text:span><text:span text:style-name="T17">LenderNo</text:span><text:span text:style-name="T21">, LenderName, </text:span><text:span text:style-name="T22">UNIQUE(LenderName)</text:span><text:span text:style-name="T21">)</text:span></text:p>
      <text:p text:style-name="P5"><text:span text:style-name="T21"/></text:p>
      <text:p text:style-name="P5"><text:span text:style-name="T21">Institution(</text:span><text:span text:style-name="T17">InstNo</text:span><text:span text:style-name="T21">, InstName, InstMascot, </text:span><text:span text:style-name="T22">UNIQUE(InstName)</text:span><text:span text:style-name="T21">)</text:span></text:p>
      <text:p text:style-name="P5"><text:span text:style-name="T21"/></text:p>
      <text:p text:style-name="P6"><text:span text:style-name="T21">4.</text:span></text:p>
      <text:p text:style-name="P6"><text:span text:style-name="T21"/></text:p>
      <text:p text:style-name="P6"><text:span text:style-name="T21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FD</text:p>
          </table:table-cell>
          <table:table-cell table:style-name="Table1.B1" office:value-type="string">
            <text:p text:style-name="P15">Falsifications</text:p>
          </table:table-cell>
        </table:table-row>
        <table:table-row>
          <table:table-cell table:style-name="Table1.A2" office:value-type="string">
            <text:p text:style-name="P14">OrderNo <text:span text:style-name="T7"> </text:span><text:span text:style-name="T2">ItemNo</text:span></text:p>
          </table:table-cell>
          <table:table-cell table:style-name="Table1.B2" office:value-type="string">
            <text:p text:style-name="P14">(1,2),(3,4)</text:p>
          </table:table-cell>
        </table:table-row>
        <table:table-row>
          <table:table-cell table:style-name="Table1.A2" office:value-type="string">
            <text:p text:style-name="P14">OrderNo <text:span text:style-name="T7"> </text:span><text:span text:style-name="T2">QtyOrd</text:span></text:p>
          </table:table-cell>
          <table:table-cell table:style-name="Table1.B2" office:value-type="string">
            <text:p text:style-name="P14">(3,4)</text:p>
          </table:table-cell>
        </table:table-row>
        <table:table-row>
          <table:table-cell table:style-name="Table1.A2" office:value-type="string">
            <text:p text:style-name="P14">OrderNo <text:span text:style-name="T7"> </text:span><text:span text:style-name="T2">CustNo</text:span></text:p>
          </table:table-cell>
          <table:table-cell table:style-name="Table1.B2" office:value-type="string">
            <text:p text:style-name="P14">None</text:p>
          </table:table-cell>
        </table:table-row>
        <table:table-row>
          <table:table-cell table:style-name="Table1.A2" office:value-type="string">
            <text:p text:style-name="P14">OrderNo <text:span text:style-name="T7"> </text:span><text:span text:style-name="T2">CustBal</text:span></text:p>
          </table:table-cell>
          <table:table-cell table:style-name="Table1.B2" office:value-type="string">
            <text:p text:style-name="P14">None</text:p>
          </table:table-cell>
        </table:table-row>
        <table:table-row>
          <table:table-cell table:style-name="Table1.A2" office:value-type="string">
            <text:p text:style-name="P14">OrderNo <text:span text:style-name="T7"> </text:span><text:span text:style-name="T2">CustDisc</text:span></text:p>
          </table:table-cell>
          <table:table-cell table:style-name="Table1.B2" office:value-type="string">
            <text:p text:style-name="P14">None</text:p>
          </table:table-cell>
        </table:table-row>
        <table:table-row>
          <table:table-cell table:style-name="Table1.A2" office:value-type="string">
            <text:p text:style-name="P14">OrderNo <text:span text:style-name="T7"> </text:span><text:span text:style-name="T2">ItemPrice</text:span></text:p>
          </table:table-cell>
          <table:table-cell table:style-name="Table1.B2" office:value-type="string">
            <text:p text:style-name="P14">(1,2),(3,4)</text:p>
          </table:table-cell>
        </table:table-row>
        <table:table-row>
          <table:table-cell table:style-name="Table1.A2" office:value-type="string">
            <text:p text:style-name="P14">OrderNo <text:span text:style-name="T7"> </text:span><text:span text:style-name="T2">OrdDate</text:span></text:p>
          </table:table-cell>
          <table:table-cell table:style-name="Table1.B2" office:value-type="string">
            <text:p text:style-name="P14">Non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utline1" style:family="paragraph" style:parent-style-name="Standard">
      <style:paragraph-properties fo:margin-left="1.6cm" fo:margin-right="0cm" fo:margin-top="0cm" fo:margin-bottom="0.212cm" loext:contextual-spacing="false" fo:line-height="100%" fo:text-indent="-0.965cm" style:auto-text-indent="false"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2:24:21.000390436</meta:creation-date>
    <dc:date>2020-03-06T14:17:43.875964300</dc:date>
    <meta:editing-duration>PT9M31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2" meta:paragraph-count="53" meta:word-count="286" meta:character-count="2385" meta:non-whitespace-character-count="2149"/>
  </office:meta>
</office:document-meta>
</file>